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right" draw:textarea-vertical-align="bottom" draw:auto-grow-height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bottom" draw:auto-grow-height="false"/>
    </style:style>
    <style:style style:name="gr6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b4c8b4" draw:textarea-horizontal-align="right" draw:textarea-vertical-align="bottom" draw:auto-grow-height="false"/>
    </style:style>
    <style:style style:name="gr9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ffe6" draw:textarea-horizontal-align="justify" draw:textarea-vertical-align="bottom" draw:auto-grow-height="false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4000" draw:textarea-horizontal-align="justify" draw:textarea-vertical-align="middle" draw:auto-grow-height="false"/>
    </style:style>
    <style:style style:name="gr13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4" style:family="graphic" style:parent-style-name="standard">
      <style:graphic-properties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cm" svg:height="4.2cm" svg:x="0.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8cm" svg:height="7cm" svg:x="0.6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cm" svg:height="6.1cm" svg:x="1.1cm" svg:y="5.1cm">
          <text:p text:style-name="P2"><text:span text:style-name="T1"/></text:p>
          <text:p text:style-name="P2"><text:span text:style-name="T1">Speech Loop <text:s text:c="4"/></text:span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.9cm" svg:height="0.969cm" svg:x="2cm" svg:y="5.584cm">
          <text:p text:style-name="P3">Engine 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cm" svg:height="3cm" svg:x="2cm" svg:y="0.9cm">
          <text:p text:style-name="P4"><text:span text:style-name="T2">Speech</text:span></text:p>
          <text:p text:style-name="P4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6cm" svg:height="1.5cm" svg:x="2.2cm" svg:y="1.2cm">
          <text:p text:style-name="P5"><text:span text:style-name="T3">Speech</text:span></text:p>
          <text:p text:style-name="P5"><text:span text:style-name="T3">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7cm" svg:x="2.65cm" svg:y="3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3cm" svg:height="3cm" svg:x="5.9cm" svg:y="0.9cm">
          <text:p text:style-name="P4"><text:span text:style-name="T2">Speech</text:span></text:p>
          <text:p text:style-name="P4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6cm" svg:height="1.5cm" svg:x="6.1cm" svg:y="1.2cm">
          <text:p text:style-name="P5"><text:span text:style-name="T3">Speech</text:span></text:p>
          <text:p text:style-name="P5"><text:span text:style-name="T3">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7cm" svg:x="6.55cm" svg:y="3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6.9cm" svg:height="1.5cm" svg:x="2cm" svg:y="7.8cm">
          <text:p text:style-name="P5"><text:span text:style-name="T3">Active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1.2cm" svg:x="5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8.6cm" svg:height="5.9cm" svg:x="11.2cm" svg:y="5.2cm">
          <text:p text:style-name="P2">Command Loop <text:s text:c="4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6.9cm" svg:height="0.969cm" svg:x="12.1cm" svg:y="5.684cm">
          <text:p text:style-name="P3">Command 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cm" svg:height="3cm" svg:x="12.1cm" svg:y="1cm">
          <text:p text:style-name="P4"><text:span text:style-name="T2">Command</text:span></text:p>
          <text:p text:style-name="P4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cm" svg:height="1.5cm" svg:x="12.3cm" svg:y="1.3cm">
          <text:p text:style-name="P5"><text:span text:style-name="T3">App Cmd</text:span></text:p>
          <text:p text:style-name="P5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7cm" svg:x="12.75cm" svg:y="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3cm" svg:height="3cm" svg:x="16cm" svg:y="1cm">
          <text:p text:style-name="P4"><text:span text:style-name="T2">Command</text:span></text:p>
          <text:p text:style-name="P4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cm" svg:height="1.5cm" svg:x="16.2cm" svg:y="1.3cm">
          <text:p text:style-name="P5"><text:span text:style-name="T3">App Cmd</text:span></text:p>
          <text:p text:style-name="P5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7cm" svg:x="16.65cm" svg:y="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2.6cm" svg:height="1.5cm" svg:x="12.1cm" svg:y="7.9cm">
          <text:p text:style-name="P5"><text:span text:style-name="T3">Command</text:span></text:p>
          <text:p text:style-name="P5"><text:span text:style-name="T3">De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1.2cm" svg:x="12.9cm" svg:y="6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2.6cm" svg:height="1.5cm" svg:x="16.3cm" svg:y="7.9cm">
          <text:p text:style-name="P5"><text:span text:style-name="T3">Command</text:span></text:p>
          <text:p text:style-name="P5"><text:span text:style-name="T3">Execu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cm" svg:height="0.9cm" svg:x="14.7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1.5cm" svg:height="0.9cm" svg:x="9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4:19:07</meta:creation-date>
    <dc:date>2012-05-14T16:10:24</dc:date>
    <meta:editing-duration>PT17M46S</meta:editing-duration>
    <meta:editing-cycles>3</meta:editing-cycles>
    <meta:generator>LibreOffice/3.5$MacOSX_x86 LibreOffice_project/235ab8a-3802056-4a8fed3-2d66ea8-e241b80</meta:generator>
    <meta:document-statistic meta:object-count="25"/>
  </office:meta>
</office:document-meta>
</file>